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ție Detaliată pentru Proiectul de Comandă de Mâncare Online</text:p>
      <text:p text:style-name="Standard"/>
      <text:p text:style-name="Standard">Acest document servește ca un ghid cuprinzător pentru analizele de cerințe, testare, gestionarea bug-urilor și evaluarea riscurilor asociate aplicației de comandă de mâncare online. Scopul său este de a oferi informații detaliate pentru a asigura calitatea și funcționalitatea aplicației.</text:p>
      <text:p text:style-name="Standard"/>
      <text:p text:style-name="Standard"/>
      <text:p text:style-name="P2">1. <text:span text:style-name="T1">User Stories</text:span></text:p>
      <text:p text:style-name="Standard"/>
      <text:p text:style-name="Standard"><text:span text:style-name="T1">Story 1</text:span>: Plasarea unei comenzi</text:p>
      <text:p text:style-name="Standard">- **Rol Utilizator**: Client de mâncare online</text:p>
      <text:p text:style-name="Standard">- **Descriere**: Ca utilizator, vreau să pot selecta mâncarea dorită dintr-un meniu și să plasez o comandă, astfel încât să pot primi mâncarea la ușa mea. Acest lucru ar trebui să fie un proces ușor, rapid și intuitiv.</text:p>
      <text:p text:style-name="Standard">- **Criticii**: </text:p>
      <text:p text:style-name="Standard"><text:s text:c="2"/>- Utilizatorii ar trebui să poată naviga fluid prin diversele categorii de meniu (burgeri, pizza, deserturi etc.).</text:p>
      <text:p text:style-name="Standard">- Comanda ar trebui să fie confirmată instantaneu.</text:p>
      <text:p text:style-name="Standard"/>
      <text:p text:style-name="Standard"/>
      <text:p text:style-name="Standard"><text:s/><text:span text:style-name="T1">Story 2:</text:span> Urmărirea stării comenzii</text:p>
      <text:p text:style-name="Standard">- **Rol Utilizator**: Client de mâncare online</text:p>
      <text:p text:style-name="Standard">- **Descriere**: Ca utilizator, vreau să pot urmări starea comenzii mele, astfel încât să știu când va ajunge mâncarea. Aș îndrăgi să primesc actualizări în timp real.</text:p>
      <text:p text:style-name="Standard">- **Criticii**: </text:p>
      <text:p text:style-name="Standard"><text:s text:c="2"/>- Utilizatorii ar trebui să primească notificări atunci când comanda este preluată, în drum spre livrare, sau livrată.</text:p>
      <text:p text:style-name="Standard"><text:s text:c="2"/>- Utilizatorii ar trebui să aibă acces rapid la istoricul comenzilor.</text:p>
      <text:p text:style-name="Standard"/>
      <text:p text:style-name="Standard"/>
      <text:p text:style-name="Standard"/>
      <text:p text:style-name="Standard">2. <text:span text:style-name="T2">Condiții de testare</text:span></text:p>
      <text:p text:style-name="Standard"/>
      <text:p text:style-name="Standard">1. **Navigare Meniu**: Utilizatorul poate naviga prin meniu și selecta mâncarea dorită.</text:p>
      <text:p text:style-name="Standard">2. **Adăugare în Coș**: Utilizatorul poate adăuga articole în coșul de cumpărături fără erori.</text:p>
      <text:p text:style-name="Standard">3. **Plasarea Comenzii**: Utilizatorul poate plasa o comandă cu toate detaliile complete.</text:p>
      <text:p text:style-name="Standard">4. **Confirmare Comandă**: Utilizatorul primește un mesaj clar de confirmare a comenzii.</text:p>
      <text:p text:style-name="Standard">5. **Vizualizare Detalii**: Utilizatorul poate vizualiza detaliile comenzii plasate, inclusiv un rezumat al articolelor comandate, preț total, estimarea timpului de livrare etc.</text:p>
      <text:p text:style-name="Standard">6. **Anularea Comenzii**: Utilizatorul poate anula o comandă înainte de livrare printr-un proces simplu și clar.</text:p>
      <text:p text:style-name="Standard">7. **Urmărirea Statusului**: Utilizatorul poate urmări statusul comenzii actualizat în timp real.</text:p>
      <text:p text:style-name="Standard">8. **Modalitate de Plată**: Utilizatorul poate plăti cu cardul sau la livrare, fără probleme.</text:p>
      <text:p text:style-name="Standard">9. **Notificări de Status**: Utilizatorul primește notificări prin aplicație și email despre actualizarea stării comenzii.</text:p>
      <text:p text:style-name="Standard">10. **Compatibilitate Multi-Dispozitiv**: Aplicația trebuie să funcționeze corect pe dispozitive mobile și desktop, asigurând o experiență de utilizare consistentă.</text:p>
      <text:p text:style-name="Standard"/>
      <text:p text:style-name="Standard"/>
      <text:p text:style-name="Standard"/>
      <text:p text:style-name="P1"><text:soft-page-break/></text:p>
      <text:p text:style-name="P1"><text:s/>3. Test Cases</text:p>
      <text:p text:style-name="Standard"/>
      <text:p text:style-name="Standard"><text:span text:style-name="T1">Test Case 1: </text:span>Plasarea unei comenzi</text:p>
      <text:p text:style-name="Standard"/>
      <text:p text:style-name="Standard"><text:s/></text:p>
      <text:p text:style-name="Standard">- **Precondiții**: Utilizatorul este autentificat în aplicație. <text:s/></text:p>
      <text:p text:style-name="Standard">- **Pași**:</text:p>
      <text:p text:style-name="Standard"><text:s text:c="2"/>1. Navigați la secțiunea „Meniu” din aplicație.</text:p>
      <text:p text:style-name="Standard"><text:s text:c="2"/>2. Răsfoiți categoriile disponibile (ex: Pizza, Burgeri).</text:p>
      <text:p text:style-name="Standard"><text:s text:c="2"/>3. Selectați un articol (ex: Pizza Margherita) și adăugați-l în coș.</text:p>
      <text:p text:style-name="Standard"><text:s text:c="2"/>4. Accesați coșul de cumpărături.</text:p>
      <text:p text:style-name="Standard"><text:s text:c="2"/>5. Verificați articolele din coș (număr, preț).</text:p>
      <text:p text:style-name="Standard"><text:s text:c="2"/>6. Apăsați pe butonul „Finalizează comanda”.</text:p>
      <text:p text:style-name="Standard"><text:s text:c="2"/>7. Alegeți metoda de plată (ex: Plata cu cardul).</text:p>
      <text:p text:style-name="Standard"><text:s text:c="2"/>8. Completați informațiile necesare (nume, adresă, detalii plată) și confirmați comanda.</text:p>
      <text:p text:style-name="Standard">- **Rezultate așteptate**: </text:p>
      <text:p text:style-name="Standard"><text:s text:c="2"/>- Utilizatorul primește un mesaj de confirmare a comenzii inclusive detalii precum ID-ul comenzii și estimarea livrării.</text:p>
      <text:p text:style-name="Standard"><text:s text:c="2"/>- Comanda este stocată în sistem și disponibilă pentru vizualizare în secțiunea „Comenzile mele”.</text:p>
      <text:p text:style-name="Standard"/>
      <text:p text:style-name="Standard"><text:span text:style-name="T1">Test Case 2</text:span>: Anularea unei comenzi</text:p>
      <text:p text:style-name="Standard"><text:s/></text:p>
      <text:p text:style-name="Standard">- **Precondiții**: Utilizatorul are o comandă activă. <text:s/></text:p>
      <text:p text:style-name="Standard">- **Pași**:</text:p>
      <text:p text:style-name="Standard"><text:s text:c="2"/>1. Accesați lista comenzilor active din aplicație.</text:p>
      <text:p text:style-name="Standard"><text:s text:c="2"/>2. Alegeți comanda dorită și verificați detaliile acesteia.</text:p>
      <text:p text:style-name="Standard"><text:s text:c="2"/>3. Apăsați pe butonul „Anulează”.</text:p>
      <text:p text:style-name="Standard"><text:s text:c="2"/>4. Confirmarea anulării comenzii.</text:p>
      <text:p text:style-name="Standard">- **Rezultate așteptate**: </text:p>
      <text:p text:style-name="Standard"><text:s text:c="2"/>- Comanda este anulată cu succes.</text:p>
      <text:p text:style-name="Standard"><text:s text:c="2"/>- Utilizatorul primește un mesaj de confirmare a anulării.</text:p>
      <text:p text:style-name="Standard"><text:s text:c="2"/>- Detaliile comenzii trebuie actualizate și reflectate în secțiunea „Comenzile mele”.</text:p>
      <text:p text:style-name="Standard"/>
      <text:p text:style-name="Standard"><text:span text:style-name="T1">Test Case 3:</text:span> Urcarea stării comenzii</text:p>
      <text:p text:style-name="Standard"/>
      <text:p text:style-name="Standard">- **Precondiții**: Utilizatorul a plasat o comandă recentă. <text:s/></text:p>
      <text:p text:style-name="Standard">- **Pași**:</text:p>
      <text:p text:style-name="Standard"><text:s text:c="2"/>1. Accesați secțiunea „Comenzile mele”.</text:p>
      <text:p text:style-name="Standard"><text:s text:c="2"/>2. Selectați comanda dorită.</text:p>
      <text:p text:style-name="Standard"><text:s text:c="2"/>3. Verificați statusul curent.</text:p>
      <text:p text:style-name="Standard"><text:s text:c="2"/>4. Așteptați un interval de timp pentru actualizarea statusului comenzii (ex: 15 minute).</text:p>
      <text:p text:style-name="Standard">- **Rezultate așteptate**: </text:p>
      <text:p text:style-name="Standard"><text:s text:c="2"/>- Utilizatorul vede statusul comenzii actualizat (ex: preluată, în livrare).</text:p>
      <text:p text:style-name="Standard"/>
      <text:p text:style-name="Standard"><text:span text:style-name="T1">Test Case 4:</text:span> Notificarea utilizatorului despre actualizările comenzii</text:p>
      <text:p text:style-name="Standard"/>
      <text:p text:style-name="Standard">- **Precondiții**: Comanda a fost plasată. <text:s/></text:p>
      <text:p text:style-name="Standard">- **Pași**:</text:p>
      <text:p text:style-name="Standard"><text:s text:c="2"/>1. Plasați o comandă și așteptați actualizări de status.</text:p>
      <text:p text:style-name="Standard">- **Rezultate așteptate**: </text:p>
      <text:p text:style-name="Standard"><text:soft-page-break/><text:s text:c="2"/>- Utilizatorul primește o notificare prin aplicație sau email când statusul comenzii se schimbă (de ex: „Comanda dumneavoastră a fost livrată”).</text:p>
      <text:p text:style-name="Standard"/>
      <text:p text:style-name="Standard"/>
      <text:p text:style-name="Standard"/>
      <text:p text:style-name="P1">4. Bug-uri</text:p>
      <text:p text:style-name="Standard"/>
      <text:p text:style-name="Standard"><text:span text:style-name="T1">Bug 1:</text:span> Coșul de cumpărături nu se actualizează corect</text:p>
      <text:p text:style-name="Standard"><text:s/></text:p>
      <text:p text:style-name="Standard">- **Severitate**: Major <text:s/></text:p>
      <text:p text:style-name="Standard">- **Descriere**: După adăugarea unui articol în coș, numărul de articole din coș nu se actualizează corect, ceea ce poate duce la confuzie.</text:p>
      <text:p text:style-name="Standard">- **Impact**: Întrerupe experiența utilizatorului, lăsându-i impresia că nu a adăugat corect articolele în coș.</text:p>
      <text:p text:style-name="Standard">- **Stare**: În curs de remediere.</text:p>
      <text:p text:style-name="Standard"/>
      <text:p text:style-name="Standard"><text:s/><text:span text:style-name="T1">Bug 2: </text:span>Notificările de actualizare a stării comenzii nu ajung utilizatorului</text:p>
      <text:p text:style-name="Standard"/>
      <text:p text:style-name="Standard">- **Severitate**: Major <text:s/></text:p>
      <text:p text:style-name="Standard">- **Descriere**: Utilizatorii nu primesc notificări prin email sau aplicație atunci când se schimbă starea comenzii lor (de exemplu, de la preluată la livrată).</text:p>
      <text:p text:style-name="Standard">- **Impact**: Utilizatorii nu sunt informați despre progresul comenzilor lor, generând frustrare.</text:p>
      <text:p text:style-name="Standard">- **Stare**: În curs de remediere.</text:p>
      <text:p text:style-name="Standard"/>
      <text:p text:style-name="Standard">---</text:p>
      <text:p text:style-name="Standard"/>
      <text:p text:style-name="P1">5. Matrice de trasabilitate</text:p>
      <text:p text:style-name="Standard"/>
      <text:p text:style-name="Standard">| ID Cerință | Descriere Cerință <text:s text:c="29"/>| ID Story | Status <text:s text:c="14"/>|</text:p>
      <text:p text:style-name="Standard">|------------|------------------------------------------------|----------|----------------------|</text:p>
      <text:p text:style-name="Standard">| REQ-001 <text:s text:c="3"/>| Utilizatorul poate naviga și selecta o mâncare | Story 1 <text:s/>| Implementat <text:s text:c="9"/>|</text:p>
      <text:p text:style-name="Standard">| REQ-002 <text:s text:c="3"/>| Utilizatorul poate plasa o comandă <text:s text:c="11"/>| Story 1 <text:s/>| Implementat <text:s text:c="9"/>|</text:p>
      <text:p text:style-name="Standard">| REQ-003 <text:s text:c="3"/>| Utilizatorul primește un mesaj de confirmare <text:s text:c="2"/>| Story 1 <text:s/>| În curs de testare <text:s text:c="2"/>|</text:p>
      <text:p text:style-name="Standard">| REQ-004 <text:s text:c="3"/>| Utilizatorul poate vizualiza detaliile comenzii | Story 2 <text:s/>| Implementat <text:s text:c="9"/>|</text:p>
      <text:p text:style-name="Standard">| REQ-005 <text:s text:c="3"/>| Utilizatorul poate anula o comandă <text:s text:c="11"/>| Story 1 <text:s/>| În curs de implementare |</text:p>
      <text:p text:style-name="Standard">| REQ-006 <text:s text:c="3"/>| Utilizatorul primește notificări de actualizare a stării | Story 2 <text:s/>| În curs de testare <text:s text:c="2"/>|</text:p>
      <text:p text:style-name="Standard">| REQ-007 <text:s text:c="3"/>| Aplicația funcționează pe dispozitive mobile și desktop | Story 1 și 2 | Implementat |</text:p>
      <text:p text:style-name="Standard"/>
      <text:p text:style-name="Standard">---</text:p>
      <text:p text:style-name="Standard"/>
      <text:p text:style-name="P1"><text:s/>6. Analiza riscurilor</text:p>
      <text:p text:style-name="Standard"/>
      <text:p text:style-name="Standard">- <text:span text:style-name="T1">**Risc 1**</text:span>: Utilizatorii pot întâmpina întârzieri la livrări din cauza erorilor de sistem.</text:p>
      <text:p text:style-name="Standard"><text:s text:c="2"/>- **Impact**: Mare</text:p>
      <text:p text:style-name="Standard"><text:s text:c="2"/>- **Probabilitate**: Medie</text:p>
      <text:p text:style-name="Standard"><text:s text:c="2"/>- **Măsuri de atenuare**: </text:p>
      <text:p text:style-name="Standard"><text:s text:c="4"/>- Implementarea unui sistem de monitorizare a livrărilor.</text:p>
      <text:p text:style-name="Standard"><text:s text:c="4"/>- Feedback rapid de la utilizatori pentru a identifica problemele.</text:p>
      <text:p text:style-name="Standard"/>
      <text:p text:style-name="Standard">- <text:span text:style-name="T1">**Risc 2**</text:span>: Informațiile de plată ale utilizatorilor pot fi compromise.</text:p>
      <text:p text:style-name="Standard"><text:s text:c="2"/>- **Impact**: Critic</text:p>
      <text:p text:style-name="Standard"><text:s text:c="2"/>- **Probabilitate**: Mică</text:p>
      <text:p text:style-name="Standard"><text:soft-page-break/><text:s text:c="2"/>- **Măsuri de atenuare**:</text:p>
      <text:p text:style-name="Standard"><text:s text:c="4"/>- Implementarea criptării datelor prin standarde de securitate avansate (ex: SSL, PCI-DSS).</text:p>
      <text:p text:style-name="Standard"><text:s text:c="4"/>- Utilizarea unui sistem de plăți sigur și recunoscut.</text:p>
      <text:p text:style-name="Standard"/>
      <text:p text:style-name="Standard">- <text:span text:style-name="T1">**Risc 3**</text:span>: Aplicația poate avea probleme de performanță în orele de vârf.</text:p>
      <text:p text:style-name="Standard"><text:s text:c="2"/>- **Impact**: Mare </text:p>
      <text:p text:style-name="Standard"><text:s text:c="2"/>- **Probabilitate**: Medie</text:p>
      <text:p text:style-name="Standard"><text:s text:c="2"/>- **Măsuri de atenuare**:</text:p>
      <text:p text:style-name="Standard"><text:s text:c="4"/>- Teste de stres și performanță pentru a evalua capacitatea aplicației.</text:p>
      <text:p text:style-name="Standard"><text:s text:c="4"/>- Optimizarea serverului sau utilizarea unor soluții cloud scalabile.</text:p>
      <text:p text:style-name="Standard"/>
      <text:p text:style-name="Standard">---</text:p>
      <text:p text:style-name="Standard"/>
      <text:p text:style-name="P1">7. Raport de execuție</text:p>
      <text:p text:style-name="Standard"/>
      <text:p text:style-name="Standard">- **Data**: [data curentă] <text:s/></text:p>
      <text:p text:style-name="Standard">- **Număr total de teste**: 10 <text:s/></text:p>
      <text:p text:style-name="Standard">- **Teste reușite**: 8 <text:s/></text:p>
      <text:p text:style-name="Standard">- **Teste eșuate**: 2 <text:s/></text:p>
      <text:p text:style-name="Standard">- **Bug-uri raportate**: 2 <text:s/></text:p>
      <text:p text:style-name="Standard">- **Observații**: Aplicația funcționează bine în general, dar există probleme de actualizare a coșului de cumpărături și lipsa notificărilor pentru utilizatori. Este esențial să se remedieze aceste probleme înainte de lansarea finală.</text:p>
      <text:p text:style-name="Standard"/>
      <text:p text:style-name="Standard">---</text:p>
      <text:p text:style-name="Standard"/>
      <text:p text:style-name="P1">8. Concluzie</text:p>
      <text:p text:style-name="Standard"/>
      <text:p text:style-name="Standard">Aplicația de comandă de mâncare online este în mare parte funcțională, cu câteva bug-uri ce necesită atenție. Deși majoritatea funcționalităților sunt implementate și testate cu succes, se recomandă următoarele acțiuni:</text:p>
      <text:p text:style-name="Standard"/>
      <text:p text:style-name="Standard">- Remedierea rapidă a bug-urilor identificate, în special cele legate de coșul de cumpărături și notificările de status.</text:p>
      <text:p text:style-name="Standard">- Optimizarea experienței utilizatorului prin simplificarea procesului de comandă și adăugarea opțiunilor de personalizare a comenzii.</text:p>
      <text:p text:style-name="Standard">- Îmbunătățirea sistemului de feedback pentru a culege date relevante de la utilizatori după livrare.</text:p>
      <text:p text:style-name="Standard"/>
      <text:p text:style-name="Standard">Este recomandat un ciclu suplimentar de testare în urma remedierilor pentru a asigura calitatea finală a aplicației. Acest document va servi ca bază pentru discuțiile viitoare și pentru deciziile strategice legate de dezvoltarea și lansarea aplicației.</text:p>
      <text:p text:style-name="Standard"/>
      <text:p text:style-name="Standard"/>
      <text:p text:style-name="Standard"/>
      <text:p text:style-name="Standard">Acest document amplu tinde să ofere o înțelegere detaliată a aplicației de comandă de mâncare, a proceselor de testare și de gestionare a riscurilor, asigurând astfel o fundamentare solidă pentru deciziile viitoa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20:05:21.099000000</meta:creation-date>
    <dc:date>2024-11-13T20:13:58.569000000</dc:date>
    <meta:editing-duration>PT8M37S</meta:editing-duration>
    <meta:editing-cycles>1</meta:editing-cycles>
    <meta:document-statistic meta:table-count="0" meta:image-count="0" meta:object-count="0" meta:page-count="4" meta:paragraph-count="128" meta:word-count="1229" meta:character-count="8584" meta:non-whitespace-character-count="7226"/>
    <meta:generator>LibreOffice/24.2.2.2$Windows_X86_64 LibreOffice_project/d56cc158d8a96260b836f100ef4b4ef25d6f1a01</meta:generator>
  </office:meta>
</office:document-meta>
</file>